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05cm"/>
    </style:style>
    <style:style style:name="gr4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5" style:family="graphic" style:parent-style-name="standard">
      <style:graphic-properties draw:marker-start="Стили_20_стрелок_20_1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cm" svg:height="1.6cm" svg:x="5.4cm" svg:y="3.6cm">
          <text:p text:style-name="P1">Выбор параметров</text:p>
          <text:p text:style-name="P1">и их кодирование</text:p>
        </draw:rect>
        <draw:frame draw:style-name="gr2" xml:id="id5" draw:id="id5" draw:layer="layout" svg:width="2.318cm" svg:height="1.217cm" svg:x="1.875cm" svg:y="3.475cm">
          <draw:text-box>
            <text:p text:style-name="P1">Исходная </text:p>
            <text:p text:style-name="P1">речь</text:p>
          </draw:text-box>
        </draw:frame>
        <draw:rect draw:style-name="gr1" draw:text-style-name="P1" xml:id="id2" draw:id="id2" draw:layer="layout" svg:width="3.2cm" svg:height="1.6cm" svg:x="10.4cm" svg:y="4.275cm">
          <text:p text:style-name="P1">Декодер</text:p>
        </draw:rect>
        <draw:frame draw:style-name="gr3" draw:layer="layout" svg:width="3.775cm" svg:height="1.217cm" svg:x="13.6cm" svg:y="3.65cm">
          <draw:text-box>
            <text:p>Синтезирован-ная речь</text:p>
          </draw:text-box>
        </draw:frame>
        <draw:connector draw:style-name="gr4" draw:text-style-name="P1" draw:layer="layout" svg:x1="9.4cm" svg:y1="4.4cm" svg:x2="10.4cm" svg:y2="5.075cm" draw:start-shape="id1" draw:start-glue-point="1" draw:end-shape="id2" draw:end-glue-point="3" svg:d="m9400 4400h500v675h500">
          <text:p/>
        </draw:connector>
        <draw:connector draw:style-name="gr4" draw:text-style-name="P1" draw:layer="layout" draw:line-skew="0.712cm" svg:x1="13.6cm" svg:y1="5.075cm" svg:x2="17.425cm" svg:y2="4.425cm" draw:start-shape="id2" draw:start-glue-point="1" draw:end-shape="id3" draw:end-glue-point="6" svg:d="m13600 5075h2625v-650h1200">
          <text:p/>
        </draw:connector>
        <draw:connector draw:style-name="gr4" draw:text-style-name="P1" draw:layer="layout" svg:x1="17.825cm" svg:y1="4.825cm" svg:x2="11.2cm" svg:y2="6.975cm" draw:start-shape="id3" draw:start-glue-point="8" draw:end-shape="id4" draw:end-glue-point="1" svg:d="m17825 4825v2150h-6625">
          <text:p/>
        </draw:connector>
        <draw:connector draw:style-name="gr5" draw:text-style-name="P1" draw:layer="layout" svg:x1="5.4cm" svg:y1="4.4cm" svg:x2="4.193cm" svg:y2="4.083cm" draw:start-shape="id1" draw:start-glue-point="3" draw:end-shape="id5" svg:d="m5400 4400h-604v-317h-603">
          <text:p/>
        </draw:connector>
        <draw:rect draw:style-name="gr1" draw:text-style-name="P1" xml:id="id4" draw:id="id4" draw:layer="layout" svg:width="3.05cm" svg:height="1.6cm" svg:x="8.15cm" svg:y="6.175cm">
          <text:p text:style-name="P1">Минимизация </text:p>
          <text:p text:style-name="P1">ошибки</text:p>
        </draw:rect>
        <draw:connector draw:style-name="gr4" draw:text-style-name="P1" draw:layer="layout" svg:x1="8.15cm" svg:y1="6.975cm" svg:x2="7.4cm" svg:y2="5.2cm" draw:start-shape="id4" draw:start-glue-point="3" draw:end-shape="id1" svg:d="m8150 6975h-750v-1775">
          <text:p/>
        </draw:connector>
        <draw:custom-shape draw:style-name="gr6" draw:text-style-name="P1" xml:id="id3" draw:id="id3" draw:layer="layout" svg:width="0.8cm" svg:height="0.8cm" svg:x="17.425cm" svg:y="4.02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5.996cm -1.024cm" svg:x1="4.193cm" svg:y1="4.083cm" svg:x2="17.825cm" svg:y2="4.025cm" draw:start-shape="id5" draw:start-glue-point="1" draw:end-shape="id3" draw:end-glue-point="4" svg:d="m4193 4083h620v-1583h13012v1525">
          <text:p/>
        </draw:connector>
        <draw:frame draw:style-name="gr3" draw:layer="layout" svg:width="2.125cm" svg:height="0.734cm" svg:x="14.6cm" svg:y="5.816cm">
          <draw:text-box>
            <text:p>Ошибка</text:p>
          </draw:text-box>
        </draw:frame>
        <draw:connector draw:style-name="gr4" draw:text-style-name="P1" draw:layer="layout" draw:line-skew="-0.576cm" svg:x1="9.4cm" svg:y1="4.4cm" svg:x2="11.55cm" svg:y2="2.083cm" draw:start-shape="id1" draw:start-glue-point="1" draw:end-shape="id6" draw:end-glue-point="3" svg:d="m9400 4400h500v-2317h1650">
          <text:p/>
        </draw:connector>
        <draw:frame draw:style-name="gr3" xml:id="id6" draw:id="id6" draw:layer="layout" svg:width="3.775cm" svg:height="0.734cm" svg:x="11.55cm" svg:y="1.716cm">
          <draw:text-box>
            <text:p>Битовый поток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38M1S</meta:editing-duration>
    <meta:editing-cycles>10</meta:editing-cycles>
    <meta:generator>OpenOffice.org/3.3$Win32 OpenOffice.org_project/330m20$Build-9567</meta:generator>
    <dc:date>2012-01-28T13:25:38.68</dc:date>
    <meta:document-statistic meta:object-count="15"/>
  </office:meta>
</office:document-meta>
</file>